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C0000034AE3EEEE7BED5D74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892cm" svg:height="24.305cm" draw:z-index="0"><draw:image xlink:href="Pictures/100000000000019C0000034AE3EEEE7BED5D74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7:56.099357513</dc:date>
    <meta:editing-duration>PT29S</meta:editing-duration>
    <meta:editing-cycles>7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